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3.6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1454" calcext:value-type="float">
            <text:p>0.01454</text:p>
          </table:table-cell>
          <table:table-cell table:formula="of:=MIN([.B2:.D2])" office:value-type="float" office:value="0.01411" calcext:value-type="float">
            <text:p>0.01411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151" calcext:value-type="float">
            <text:p>0.01151</text:p>
          </table:table-cell>
          <table:table-cell table:formula="of:=MIN([.B3:.D3])" office:value-type="float" office:value="0.01145" calcext:value-type="float">
            <text:p>0.01145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1772" calcext:value-type="float">
            <text:p>0.01772</text:p>
          </table:table-cell>
          <table:table-cell table:formula="of:=MIN([.B4:.D4])" office:value-type="float" office:value="0.01668" calcext:value-type="float">
            <text:p>0.01668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3" office:value-type="float" office:value="0.00187" calcext:value-type="float">
            <text:p>0.00187</text:p>
          </table:table-cell>
          <table:table-cell table:style-name="ce2" office:value-type="float" office:value="0.00177" calcext:value-type="float">
            <text:p>0.00177</text:p>
          </table:table-cell>
          <table:table-cell office:value-type="float" office:value="0.00208" calcext:value-type="float">
            <text:p>0.00208</text:p>
          </table:table-cell>
          <table:table-cell table:formula="of:=MIN([.B5:.D5])" office:value-type="float" office:value="0.00177" calcext:value-type="float">
            <text:p>0.00177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70.99967" calcext:value-type="float">
            <text:p>70.99967</text:p>
          </table:table-cell>
          <table:table-cell office:value-type="float" office:value="69.47573" calcext:value-type="float">
            <text:p>69.47573</text:p>
          </table:table-cell>
          <table:table-cell office:value-type="float" office:value="70.61678" calcext:value-type="float">
            <text:p>70.61678</text:p>
          </table:table-cell>
          <table:table-cell table:formula="of:=MIN([.B6:.D6])" office:value-type="float" office:value="69.47573" calcext:value-type="float">
            <text:p>69.47573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85.41667" calcext:value-type="float">
            <text:p>85.41667</text:p>
          </table:table-cell>
          <table:table-cell office:value-type="float" office:value="83.66667" calcext:value-type="float">
            <text:p>83.66667</text:p>
          </table:table-cell>
          <table:table-cell office:value-type="float" office:value="84.83333" calcext:value-type="float">
            <text:p>84.83333</text:p>
          </table:table-cell>
          <table:table-cell table:formula="of:=MIN([.B7:.D7])" office:value-type="float" office:value="83.66667" calcext:value-type="float">
            <text:p>83.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3:08:54.529186475</dc:date>
    <meta:editing-duration>PT54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